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1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112">
      <style:text-properties fo:font-weight="bold" style:font-weight-asian="bold" style:font-weight-complex="bold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09"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P0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dH</text:p>
          </table:table-cell>
          <table:table-cell table:style-name="ce1" office:value-type="string" calcext:value-type="string">
            <text:p>C0*10^6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162" calcext:value-type="float">
            <text:p>3,3162</text:p>
          </table:table-cell>
          <table:table-cell office:value-type="float" office:value="0.04272" calcext:value-type="float">
            <text:p>0,04272</text:p>
          </table:table-cell>
          <table:table-cell office:value-type="float" office:value="219.5" calcext:value-type="float">
            <text:p>219,5</text:p>
          </table:table-cell>
          <table:table-cell office:value-type="float" office:value="10.6" calcext:value-type="float">
            <text:p>10,60</text:p>
          </table:table-cell>
          <table:table-cell office:value-type="string" calcext:value-type="string">
            <text:p>7-21-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01" calcext:value-type="float">
            <text:p>2,8010</text:p>
          </table:table-cell>
          <table:table-cell office:value-type="float" office:value="0.04141" calcext:value-type="float">
            <text:p>0,04141</text:p>
          </table:table-cell>
          <table:table-cell office:value-type="float" office:value="232.8" calcext:value-type="float">
            <text:p>232,8</text:p>
          </table:table-cell>
          <table:table-cell office:value-type="float" office:value="8.69" calcext:value-type="float">
            <text:p>8,69</text:p>
          </table:table-cell>
          <table:table-cell office:value-type="string" calcext:value-type="string">
            <text:p>7-25-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968" calcext:value-type="float">
            <text:p>4,1968</text:p>
          </table:table-cell>
          <table:table-cell office:value-type="float" office:value="0.04336" calcext:value-type="float">
            <text:p>0,04336</text:p>
          </table:table-cell>
          <table:table-cell office:value-type="float" office:value="221" calcext:value-type="float">
            <text:p>221,0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7-29-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813" calcext:value-type="float">
            <text:p>10,8130</text:p>
          </table:table-cell>
          <table:table-cell office:value-type="float" office:value="0.04872" calcext:value-type="float">
            <text:p>0,04872</text:p>
          </table:table-cell>
          <table:table-cell office:value-type="float" office:value="231.4" calcext:value-type="float">
            <text:p>231,4</text:p>
          </table:table-cell>
          <table:table-cell office:value-type="float" office:value="28.7" calcext:value-type="float">
            <text:p>28,70</text:p>
          </table:table-cell>
          <table:table-cell office:value-type="string" calcext:value-type="string">
            <text:p>8-1-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152" calcext:value-type="float">
            <text:p>2,9152</text:p>
          </table:table-cell>
          <table:table-cell office:value-type="float" office:value="0.03994" calcext:value-type="float">
            <text:p>0,03994</text:p>
          </table:table-cell>
          <table:table-cell office:value-type="float" office:value="225.9" calcext:value-type="float">
            <text:p>225,9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8-4-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876" calcext:value-type="float">
            <text:p>2,6876</text:p>
          </table:table-cell>
          <table:table-cell office:value-type="float" office:value="0.04098" calcext:value-type="float">
            <text:p>0,04098</text:p>
          </table:table-cell>
          <table:table-cell office:value-type="float" office:value="221.8" calcext:value-type="float">
            <text:p>221,8</text:p>
          </table:table-cell>
          <table:table-cell office:value-type="float" office:value="8.84" calcext:value-type="float">
            <text:p>8,84</text:p>
          </table:table-cell>
          <table:table-cell office:value-type="string" calcext:value-type="string">
            <text:p>8-8-16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table:formula="of:=SUM([.B3:.B8])/6" office:value-type="float" office:value="4.45496666666667" calcext:value-type="float">
            <text:p>4,4550</text:p>
          </table:table-cell>
          <table:table-cell table:style-name="ce5" table:formula="of:=SUM([.C3:.C8])/6" office:value-type="float" office:value="0.042855" calcext:value-type="float">
            <text:p>0,04286</text:p>
          </table:table-cell>
          <table:table-cell table:style-name="ce7" table:formula="of:=SUM([.D3:.D8])/6" office:value-type="float" office:value="225.4" calcext:value-type="float">
            <text:p>225,4</text:p>
          </table:table-cell>
          <table:table-cell table:style-name="ce9" table:formula="of:=SUM([.E3:.E8])/6" office:value-type="float" office:value="13.2666666666667" calcext:value-type="float">
            <text:p>13,27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P0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dH</text:p>
          </table:table-cell>
          <table:table-cell table:style-name="ce1" office:value-type="string" calcext:value-type="string">
            <text:p>C0*10^6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162" calcext:value-type="float">
            <text:p>3,3162</text:p>
          </table:table-cell>
          <table:table-cell office:value-type="float" office:value="0.04272" calcext:value-type="float">
            <text:p>0,04272</text:p>
          </table:table-cell>
          <table:table-cell office:value-type="float" office:value="219.5" calcext:value-type="float">
            <text:p>219,5</text:p>
          </table:table-cell>
          <table:table-cell office:value-type="float" office:value="10.6" calcext:value-type="float">
            <text:p>10,60</text:p>
          </table:table-cell>
          <table:table-cell office:value-type="string" calcext:value-type="string">
            <text:p>7-21-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01" calcext:value-type="float">
            <text:p>2,8010</text:p>
          </table:table-cell>
          <table:table-cell office:value-type="float" office:value="0.04141" calcext:value-type="float">
            <text:p>0,04141</text:p>
          </table:table-cell>
          <table:table-cell office:value-type="float" office:value="232.8" calcext:value-type="float">
            <text:p>232,8</text:p>
          </table:table-cell>
          <table:table-cell office:value-type="float" office:value="8.69" calcext:value-type="float">
            <text:p>8,69</text:p>
          </table:table-cell>
          <table:table-cell office:value-type="string" calcext:value-type="string">
            <text:p>7-25-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968" calcext:value-type="float">
            <text:p>4,1968</text:p>
          </table:table-cell>
          <table:table-cell office:value-type="float" office:value="0.04336" calcext:value-type="float">
            <text:p>0,04336</text:p>
          </table:table-cell>
          <table:table-cell office:value-type="float" office:value="221" calcext:value-type="float">
            <text:p>221,0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7-29-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8-1-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152" calcext:value-type="float">
            <text:p>2,9152</text:p>
          </table:table-cell>
          <table:table-cell office:value-type="float" office:value="0.03994" calcext:value-type="float">
            <text:p>0,03994</text:p>
          </table:table-cell>
          <table:table-cell office:value-type="float" office:value="225.9" calcext:value-type="float">
            <text:p>225,9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8-4-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876" calcext:value-type="float">
            <text:p>2,6876</text:p>
          </table:table-cell>
          <table:table-cell office:value-type="float" office:value="0.04098" calcext:value-type="float">
            <text:p>0,04098</text:p>
          </table:table-cell>
          <table:table-cell office:value-type="float" office:value="221.8" calcext:value-type="float">
            <text:p>221,8</text:p>
          </table:table-cell>
          <table:table-cell office:value-type="float" office:value="8.84" calcext:value-type="float">
            <text:p>8,84</text:p>
          </table:table-cell>
          <table:table-cell office:value-type="string" calcext:value-type="string">
            <text:p>8-8-16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table:formula="of:=SUM([.B12:.B17])/5" office:value-type="float" office:value="3.18336" calcext:value-type="float">
            <text:p>3,1834</text:p>
          </table:table-cell>
          <table:table-cell table:style-name="ce3" table:formula="of:=SUM([.C12:.C17])/5" office:value-type="float" office:value="0.041682" calcext:value-type="float">
            <text:p>0,0417</text:p>
          </table:table-cell>
          <table:table-cell table:style-name="ce3" table:formula="of:=SUM([.D12:.D17])/5" office:value-type="float" office:value="224.2" calcext:value-type="float">
            <text:p>224,2000</text:p>
          </table:table-cell>
          <table:table-cell table:style-name="ce3" table:formula="of:=SUM([.E12:.E17])/5" office:value-type="float" office:value="10.18" calcext:value-type="float">
            <text:p>10,180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.00.0000</text:date>, <text:time style:data-style-name="N2" text:time-value="10:23:21.24414242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андр Александрович Бондарев</meta:initial-creator>
    <meta:creation-date>2018-11-23T10:09:25.631804213</meta:creation-date>
    <dc:date>2018-11-23T10:25:14.748011826</dc:date>
    <dc:creator>Александр Александрович Бондарев</dc:creator>
    <meta:editing-duration>PT13M50S</meta:editing-duration>
    <meta:editing-cycles>3</meta:editing-cycles>
    <meta:generator>LibreOffice/5.2.7.2$Linux_X86_64 LibreOffice_project/20m0$Build-2</meta:generator>
    <meta:document-statistic meta:table-count="1" meta:cell-count="90" meta:object-count="0"/>
  </office:meta>
</office:document-meta>
</file>